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35.7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609_08:54:15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5" table:default-cell-style-name="ce1"/>
        <table:table-row table:style-name="ro1">
          <table:table-cell office:value-type="string" calcext:value-type="string">
            <text:p>0:8:b9:18:54:e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144267" calcext:value-type="float">
            <text:p>144267</text:p>
          </table:table-cell>
          <table:table-cell office:value-type="float" office:value="144143" calcext:value-type="float">
            <text:p>144143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9678" calcext:value-type="float">
            <text:p>29678</text:p>
          </table:table-cell>
          <table:table-cell office:value-type="float" office:value="29614" calcext:value-type="float">
            <text:p>29614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32297" calcext:value-type="float">
            <text:p>32297</text:p>
          </table:table-cell>
          <table:table-cell office:value-type="float" office:value="32241" calcext:value-type="float">
            <text:p>32241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0:ca:94:85:82:79</text:p>
          </table:table-cell>
          <table:table-cell office:value-type="float" office:value="8" calcext:value-type="float">
            <text:p>8</text:p>
          </table:table-cell>
          <table:table-cell office:value-type="float" office:value="134494" calcext:value-type="float">
            <text:p>134494</text:p>
          </table:table-cell>
          <table:table-cell office:value-type="float" office:value="134346" calcext:value-type="float">
            <text:p>134346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33594" calcext:value-type="float">
            <text:p>33594</text:p>
          </table:table-cell>
          <table:table-cell office:value-type="float" office:value="33545" calcext:value-type="float">
            <text:p>33545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27136" calcext:value-type="float">
            <text:p>27136</text:p>
          </table:table-cell>
          <table:table-cell office:value-type="float" office:value="27073" calcext:value-type="float">
            <text:p>27073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475458" calcext:value-type="float">
            <text:p>475458</text:p>
          </table:table-cell>
          <table:table-cell office:value-type="float" office:value="128252" calcext:value-type="float">
            <text:p>128252</text:p>
          </table:table-cell>
          <table:table-cell office:value-type="float" office:value="347206" calcext:value-type="float">
            <text:p>347206</text:p>
          </table:table-cell>
          <table:table-cell/>
          <table:table-cell office:value-type="float" office:value="115177" calcext:value-type="float">
            <text:p>115177</text:p>
          </table:table-cell>
          <table:table-cell office:value-type="float" office:value="28265" calcext:value-type="float">
            <text:p>28265</text:p>
          </table:table-cell>
          <table:table-cell office:value-type="float" office:value="86912" calcext:value-type="float">
            <text:p>86912</text:p>
          </table:table-cell>
          <table:table-cell/>
          <table:table-cell office:value-type="float" office:value="118994" calcext:value-type="float">
            <text:p>118994</text:p>
          </table:table-cell>
          <table:table-cell office:value-type="float" office:value="28605" calcext:value-type="float">
            <text:p>28605</text:p>
          </table:table-cell>
          <table:table-cell office:value-type="float" office:value="90389" calcext:value-type="float">
            <text:p>90389</text:p>
          </table:table-cell>
          <table:table-cell/>
          <table:table-cell table:formula="of:=[.M4]/([.E4]+[.I4]+[.M4])" office:value-type="percentage" office:value="0.172331351154513" calcext:value-type="percentage">
            <text:p>17.23%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120557" calcext:value-type="float">
            <text:p>120557</text:p>
          </table:table-cell>
          <table:table-cell office:value-type="float" office:value="120436" calcext:value-type="float">
            <text:p>120436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35169" calcext:value-type="float">
            <text:p>35169</text:p>
          </table:table-cell>
          <table:table-cell office:value-type="float" office:value="35113" calcext:value-type="float">
            <text:p>35113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8637" calcext:value-type="float">
            <text:p>28637</text:p>
          </table:table-cell>
          <table:table-cell office:value-type="float" office:value="28586" calcext:value-type="float">
            <text:p>28586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127044" calcext:value-type="float">
            <text:p>127044</text:p>
          </table:table-cell>
          <table:table-cell office:value-type="float" office:value="126889" calcext:value-type="float">
            <text:p>12688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33524" calcext:value-type="float">
            <text:p>33524</text:p>
          </table:table-cell>
          <table:table-cell office:value-type="float" office:value="33463" calcext:value-type="float">
            <text:p>33463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27814" calcext:value-type="float">
            <text:p>27814</text:p>
          </table:table-cell>
          <table:table-cell office:value-type="float" office:value="27767" calcext:value-type="float">
            <text:p>27767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444019" calcext:value-type="float">
            <text:p>444019</text:p>
          </table:table-cell>
          <table:table-cell office:value-type="float" office:value="143313" calcext:value-type="float">
            <text:p>143313</text:p>
          </table:table-cell>
          <table:table-cell office:value-type="float" office:value="300706" calcext:value-type="float">
            <text:p>300706</text:p>
          </table:table-cell>
          <table:table-cell/>
          <table:table-cell office:value-type="float" office:value="111986" calcext:value-type="float">
            <text:p>111986</text:p>
          </table:table-cell>
          <table:table-cell office:value-type="float" office:value="35413" calcext:value-type="float">
            <text:p>35413</text:p>
          </table:table-cell>
          <table:table-cell office:value-type="float" office:value="76573" calcext:value-type="float">
            <text:p>76573</text:p>
          </table:table-cell>
          <table:table-cell/>
          <table:table-cell office:value-type="float" office:value="118967" calcext:value-type="float">
            <text:p>118967</text:p>
          </table:table-cell>
          <table:table-cell office:value-type="float" office:value="31451" calcext:value-type="float">
            <text:p>31451</text:p>
          </table:table-cell>
          <table:table-cell office:value-type="float" office:value="87516" calcext:value-type="float">
            <text:p>87516</text:p>
          </table:table-cell>
          <table:table-cell/>
          <table:table-cell table:formula="of:=[.M7]/([.E7]+[.I7]+[.M7])" office:value-type="percentage" office:value="0.188289460945148" calcext:value-type="percentage">
            <text:p>18.83%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136974" calcext:value-type="float">
            <text:p>136974</text:p>
          </table:table-cell>
          <table:table-cell office:value-type="float" office:value="136842" calcext:value-type="float">
            <text:p>136842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29399" calcext:value-type="float">
            <text:p>29399</text:p>
          </table:table-cell>
          <table:table-cell office:value-type="float" office:value="29329" calcext:value-type="float">
            <text:p>29329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2868" calcext:value-type="float">
            <text:p>32868</text:p>
          </table:table-cell>
          <table:table-cell office:value-type="float" office:value="32812" calcext:value-type="float">
            <text:p>32812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436827" calcext:value-type="float">
            <text:p>436827</text:p>
          </table:table-cell>
          <table:table-cell office:value-type="float" office:value="131309" calcext:value-type="float">
            <text:p>131309</text:p>
          </table:table-cell>
          <table:table-cell office:value-type="float" office:value="305518" calcext:value-type="float">
            <text:p>305518</text:p>
          </table:table-cell>
          <table:table-cell/>
          <table:table-cell office:value-type="float" office:value="111262" calcext:value-type="float">
            <text:p>111262</text:p>
          </table:table-cell>
          <table:table-cell office:value-type="float" office:value="34866" calcext:value-type="float">
            <text:p>34866</text:p>
          </table:table-cell>
          <table:table-cell office:value-type="float" office:value="76396" calcext:value-type="float">
            <text:p>76396</text:p>
          </table:table-cell>
          <table:table-cell/>
          <table:table-cell office:value-type="float" office:value="120079" calcext:value-type="float">
            <text:p>120079</text:p>
          </table:table-cell>
          <table:table-cell office:value-type="float" office:value="33064" calcext:value-type="float">
            <text:p>33064</text:p>
          </table:table-cell>
          <table:table-cell office:value-type="float" office:value="87015" calcext:value-type="float">
            <text:p>87015</text:p>
          </table:table-cell>
          <table:table-cell/>
          <table:table-cell table:formula="of:=[.M9]/([.E9]+[.I9]+[.M9])" office:value-type="percentage" office:value="0.185561140385858" calcext:value-type="percentage">
            <text:p>18.56%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439585" calcext:value-type="float">
            <text:p>439585</text:p>
          </table:table-cell>
          <table:table-cell office:value-type="float" office:value="134784" calcext:value-type="float">
            <text:p>134784</text:p>
          </table:table-cell>
          <table:table-cell office:value-type="float" office:value="304801" calcext:value-type="float">
            <text:p>304801</text:p>
          </table:table-cell>
          <table:table-cell/>
          <table:table-cell office:value-type="float" office:value="106198" calcext:value-type="float">
            <text:p>106198</text:p>
          </table:table-cell>
          <table:table-cell office:value-type="float" office:value="30562" calcext:value-type="float">
            <text:p>30562</text:p>
          </table:table-cell>
          <table:table-cell office:value-type="float" office:value="75636" calcext:value-type="float">
            <text:p>75636</text:p>
          </table:table-cell>
          <table:table-cell/>
          <table:table-cell office:value-type="float" office:value="122417" calcext:value-type="float">
            <text:p>122417</text:p>
          </table:table-cell>
          <table:table-cell office:value-type="float" office:value="33227" calcext:value-type="float">
            <text:p>33227</text:p>
          </table:table-cell>
          <table:table-cell office:value-type="float" office:value="89190" calcext:value-type="float">
            <text:p>89190</text:p>
          </table:table-cell>
          <table:table-cell/>
          <table:table-cell table:formula="of:=[.M10]/([.E10]+[.I10]+[.M10])" office:value-type="percentage" office:value="0.189916678555534" calcext:value-type="percentage">
            <text:p>18.99%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147262" calcext:value-type="float">
            <text:p>147262</text:p>
          </table:table-cell>
          <table:table-cell office:value-type="float" office:value="147145" calcext:value-type="float">
            <text:p>147145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29145" calcext:value-type="float">
            <text:p>29145</text:p>
          </table:table-cell>
          <table:table-cell office:value-type="float" office:value="29085" calcext:value-type="float">
            <text:p>2908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1653" calcext:value-type="float">
            <text:p>31653</text:p>
          </table:table-cell>
          <table:table-cell office:value-type="float" office:value="31584" calcext:value-type="float">
            <text:p>31584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52:8d:5e:8c:79</text:p>
          </table:table-cell>
          <table:table-cell office:value-type="float" office:value="8" calcext:value-type="float">
            <text:p>8</text:p>
          </table:table-cell>
          <table:table-cell office:value-type="float" office:value="462930" calcext:value-type="float">
            <text:p>462930</text:p>
          </table:table-cell>
          <table:table-cell office:value-type="float" office:value="125709" calcext:value-type="float">
            <text:p>125709</text:p>
          </table:table-cell>
          <table:table-cell office:value-type="float" office:value="337221" calcext:value-type="float">
            <text:p>337221</text:p>
          </table:table-cell>
          <table:table-cell/>
          <table:table-cell office:value-type="float" office:value="112461" calcext:value-type="float">
            <text:p>112461</text:p>
          </table:table-cell>
          <table:table-cell office:value-type="float" office:value="28653" calcext:value-type="float">
            <text:p>28653</text:p>
          </table:table-cell>
          <table:table-cell office:value-type="float" office:value="83808" calcext:value-type="float">
            <text:p>83808</text:p>
          </table:table-cell>
          <table:table-cell/>
          <table:table-cell office:value-type="float" office:value="123935" calcext:value-type="float">
            <text:p>123935</text:p>
          </table:table-cell>
          <table:table-cell office:value-type="float" office:value="29121" calcext:value-type="float">
            <text:p>29121</text:p>
          </table:table-cell>
          <table:table-cell office:value-type="float" office:value="94814" calcext:value-type="float">
            <text:p>94814</text:p>
          </table:table-cell>
          <table:table-cell/>
          <table:table-cell table:formula="of:=[.M12]/([.E12]+[.I12]+[.M12])" office:value-type="percentage" office:value="0.183803986871975" calcext:value-type="percentage">
            <text:p>18.38%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431503" calcext:value-type="float">
            <text:p>431503</text:p>
          </table:table-cell>
          <table:table-cell office:value-type="float" office:value="137710" calcext:value-type="float">
            <text:p>137710</text:p>
          </table:table-cell>
          <table:table-cell office:value-type="float" office:value="293793" calcext:value-type="float">
            <text:p>293793</text:p>
          </table:table-cell>
          <table:table-cell/>
          <table:table-cell office:value-type="float" office:value="106393" calcext:value-type="float">
            <text:p>106393</text:p>
          </table:table-cell>
          <table:table-cell office:value-type="float" office:value="31227" calcext:value-type="float">
            <text:p>31227</text:p>
          </table:table-cell>
          <table:table-cell office:value-type="float" office:value="75166" calcext:value-type="float">
            <text:p>75166</text:p>
          </table:table-cell>
          <table:table-cell/>
          <table:table-cell office:value-type="float" office:value="120301" calcext:value-type="float">
            <text:p>120301</text:p>
          </table:table-cell>
          <table:table-cell office:value-type="float" office:value="32838" calcext:value-type="float">
            <text:p>32838</text:p>
          </table:table-cell>
          <table:table-cell office:value-type="float" office:value="87463" calcext:value-type="float">
            <text:p>87463</text:p>
          </table:table-cell>
          <table:table-cell/>
          <table:table-cell table:formula="of:=[.M13]/([.E13]+[.I13]+[.M13])" office:value-type="percentage" office:value="0.191627485090552" calcext:value-type="percentage">
            <text:p>19.16%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447571" calcext:value-type="float">
            <text:p>447571</text:p>
          </table:table-cell>
          <table:table-cell office:value-type="float" office:value="149732" calcext:value-type="float">
            <text:p>149732</text:p>
          </table:table-cell>
          <table:table-cell office:value-type="float" office:value="297839" calcext:value-type="float">
            <text:p>297839</text:p>
          </table:table-cell>
          <table:table-cell/>
          <table:table-cell office:value-type="float" office:value="107642" calcext:value-type="float">
            <text:p>107642</text:p>
          </table:table-cell>
          <table:table-cell office:value-type="float" office:value="34367" calcext:value-type="float">
            <text:p>34367</text:p>
          </table:table-cell>
          <table:table-cell office:value-type="float" office:value="73275" calcext:value-type="float">
            <text:p>73275</text:p>
          </table:table-cell>
          <table:table-cell/>
          <table:table-cell office:value-type="float" office:value="116307" calcext:value-type="float">
            <text:p>116307</text:p>
          </table:table-cell>
          <table:table-cell office:value-type="float" office:value="30870" calcext:value-type="float">
            <text:p>30870</text:p>
          </table:table-cell>
          <table:table-cell office:value-type="float" office:value="85437" calcext:value-type="float">
            <text:p>85437</text:p>
          </table:table-cell>
          <table:table-cell/>
          <table:table-cell table:formula="of:=[.M14]/([.E14]+[.I14]+[.M14])" office:value-type="percentage" office:value="0.187135719777199" calcext:value-type="percentage">
            <text:p>18.71%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441640" calcext:value-type="float">
            <text:p>441640</text:p>
          </table:table-cell>
          <table:table-cell office:value-type="float" office:value="143106" calcext:value-type="float">
            <text:p>143106</text:p>
          </table:table-cell>
          <table:table-cell office:value-type="float" office:value="298534" calcext:value-type="float">
            <text:p>298534</text:p>
          </table:table-cell>
          <table:table-cell/>
          <table:table-cell office:value-type="float" office:value="109481" calcext:value-type="float">
            <text:p>109481</text:p>
          </table:table-cell>
          <table:table-cell office:value-type="float" office:value="32835" calcext:value-type="float">
            <text:p>32835</text:p>
          </table:table-cell>
          <table:table-cell office:value-type="float" office:value="76646" calcext:value-type="float">
            <text:p>76646</text:p>
          </table:table-cell>
          <table:table-cell/>
          <table:table-cell office:value-type="float" office:value="120947" calcext:value-type="float">
            <text:p>120947</text:p>
          </table:table-cell>
          <table:table-cell office:value-type="float" office:value="31524" calcext:value-type="float">
            <text:p>31524</text:p>
          </table:table-cell>
          <table:table-cell office:value-type="float" office:value="89423" calcext:value-type="float">
            <text:p>89423</text:p>
          </table:table-cell>
          <table:table-cell/>
          <table:table-cell table:formula="of:=[.M15]/([.E15]+[.I15]+[.M15])" office:value-type="percentage" office:value="0.19247185231262" calcext:value-type="percentage">
            <text:p>19.25%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120027" calcext:value-type="float">
            <text:p>120027</text:p>
          </table:table-cell>
          <table:table-cell office:value-type="float" office:value="119896" calcext:value-type="float">
            <text:p>119896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35730" calcext:value-type="float">
            <text:p>35730</text:p>
          </table:table-cell>
          <table:table-cell office:value-type="float" office:value="35681" calcext:value-type="float">
            <text:p>35681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28853" calcext:value-type="float">
            <text:p>28853</text:p>
          </table:table-cell>
          <table:table-cell office:value-type="float" office:value="28802" calcext:value-type="float">
            <text:p>28802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119688" calcext:value-type="float">
            <text:p>119688</text:p>
          </table:table-cell>
          <table:table-cell office:value-type="float" office:value="119556" calcext:value-type="float">
            <text:p>119556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33077" calcext:value-type="float">
            <text:p>33077</text:p>
          </table:table-cell>
          <table:table-cell office:value-type="float" office:value="33002" calcext:value-type="float">
            <text:p>33002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9200" calcext:value-type="float">
            <text:p>29200</text:p>
          </table:table-cell>
          <table:table-cell office:value-type="float" office:value="29146" calcext:value-type="float">
            <text:p>2914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123128" calcext:value-type="float">
            <text:p>123128</text:p>
          </table:table-cell>
          <table:table-cell office:value-type="float" office:value="123002" calcext:value-type="float">
            <text:p>123002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34770" calcext:value-type="float">
            <text:p>34770</text:p>
          </table:table-cell>
          <table:table-cell office:value-type="float" office:value="34699" calcext:value-type="float">
            <text:p>34699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8662" calcext:value-type="float">
            <text:p>28662</text:p>
          </table:table-cell>
          <table:table-cell office:value-type="float" office:value="28579" calcext:value-type="float">
            <text:p>28579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121191" calcext:value-type="float">
            <text:p>121191</text:p>
          </table:table-cell>
          <table:table-cell office:value-type="float" office:value="121046" calcext:value-type="float">
            <text:p>121046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34349" calcext:value-type="float">
            <text:p>34349</text:p>
          </table:table-cell>
          <table:table-cell office:value-type="float" office:value="34288" calcext:value-type="float">
            <text:p>34288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28568" calcext:value-type="float">
            <text:p>28568</text:p>
          </table:table-cell>
          <table:table-cell office:value-type="float" office:value="28511" calcext:value-type="float">
            <text:p>28511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128843" calcext:value-type="float">
            <text:p>128843</text:p>
          </table:table-cell>
          <table:table-cell office:value-type="float" office:value="128707" calcext:value-type="float">
            <text:p>128707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29361" calcext:value-type="float">
            <text:p>29361</text:p>
          </table:table-cell>
          <table:table-cell office:value-type="float" office:value="29308" calcext:value-type="float">
            <text:p>29308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8823" calcext:value-type="float">
            <text:p>28823</text:p>
          </table:table-cell>
          <table:table-cell office:value-type="float" office:value="28755" calcext:value-type="float">
            <text:p>28755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475337" calcext:value-type="float">
            <text:p>475337</text:p>
          </table:table-cell>
          <table:table-cell office:value-type="float" office:value="129285" calcext:value-type="float">
            <text:p>129285</text:p>
          </table:table-cell>
          <table:table-cell office:value-type="float" office:value="346052" calcext:value-type="float">
            <text:p>346052</text:p>
          </table:table-cell>
          <table:table-cell/>
          <table:table-cell office:value-type="float" office:value="118779" calcext:value-type="float">
            <text:p>118779</text:p>
          </table:table-cell>
          <table:table-cell office:value-type="float" office:value="32033" calcext:value-type="float">
            <text:p>32033</text:p>
          </table:table-cell>
          <table:table-cell office:value-type="float" office:value="86746" calcext:value-type="float">
            <text:p>86746</text:p>
          </table:table-cell>
          <table:table-cell/>
          <table:table-cell office:value-type="float" office:value="117548" calcext:value-type="float">
            <text:p>117548</text:p>
          </table:table-cell>
          <table:table-cell office:value-type="float" office:value="27589" calcext:value-type="float">
            <text:p>27589</text:p>
          </table:table-cell>
          <table:table-cell office:value-type="float" office:value="89959" calcext:value-type="float">
            <text:p>89959</text:p>
          </table:table-cell>
          <table:table-cell/>
          <table:table-cell table:formula="of:=[.M21]/([.E21]+[.I21]+[.M21])" office:value-type="percentage" office:value="0.172085691822395" calcext:value-type="percentage">
            <text:p>17.21%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458264" calcext:value-type="float">
            <text:p>458264</text:p>
          </table:table-cell>
          <table:table-cell office:value-type="float" office:value="121641" calcext:value-type="float">
            <text:p>121641</text:p>
          </table:table-cell>
          <table:table-cell office:value-type="float" office:value="336623" calcext:value-type="float">
            <text:p>336623</text:p>
          </table:table-cell>
          <table:table-cell/>
          <table:table-cell office:value-type="float" office:value="116030" calcext:value-type="float">
            <text:p>116030</text:p>
          </table:table-cell>
          <table:table-cell office:value-type="float" office:value="31052" calcext:value-type="float">
            <text:p>31052</text:p>
          </table:table-cell>
          <table:table-cell office:value-type="float" office:value="84978" calcext:value-type="float">
            <text:p>84978</text:p>
          </table:table-cell>
          <table:table-cell/>
          <table:table-cell office:value-type="float" office:value="121960" calcext:value-type="float">
            <text:p>121960</text:p>
          </table:table-cell>
          <table:table-cell office:value-type="float" office:value="28955" calcext:value-type="float">
            <text:p>28955</text:p>
          </table:table-cell>
          <table:table-cell office:value-type="float" office:value="93005" calcext:value-type="float">
            <text:p>93005</text:p>
          </table:table-cell>
          <table:table-cell/>
          <table:table-cell table:formula="of:=[.M22]/([.E22]+[.I22]+[.M22])" office:value-type="percentage" office:value="0.180730500616005" calcext:value-type="percentage">
            <text:p>18.07%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463641" calcext:value-type="float">
            <text:p>463641</text:p>
          </table:table-cell>
          <table:table-cell office:value-type="float" office:value="125167" calcext:value-type="float">
            <text:p>125167</text:p>
          </table:table-cell>
          <table:table-cell office:value-type="float" office:value="338474" calcext:value-type="float">
            <text:p>338474</text:p>
          </table:table-cell>
          <table:table-cell/>
          <table:table-cell office:value-type="float" office:value="120338" calcext:value-type="float">
            <text:p>120338</text:p>
          </table:table-cell>
          <table:table-cell office:value-type="float" office:value="33535" calcext:value-type="float">
            <text:p>33535</text:p>
          </table:table-cell>
          <table:table-cell office:value-type="float" office:value="86803" calcext:value-type="float">
            <text:p>86803</text:p>
          </table:table-cell>
          <table:table-cell/>
          <table:table-cell office:value-type="float" office:value="121134" calcext:value-type="float">
            <text:p>121134</text:p>
          </table:table-cell>
          <table:table-cell office:value-type="float" office:value="28097" calcext:value-type="float">
            <text:p>28097</text:p>
          </table:table-cell>
          <table:table-cell office:value-type="float" office:value="93037" calcext:value-type="float">
            <text:p>93037</text:p>
          </table:table-cell>
          <table:table-cell/>
          <table:table-cell table:formula="of:=[.M23]/([.E23]+[.I23]+[.M23])" office:value-type="percentage" office:value="0.179499299652334" calcext:value-type="percentage">
            <text:p>17.95%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467339" calcext:value-type="float">
            <text:p>467339</text:p>
          </table:table-cell>
          <table:table-cell office:value-type="float" office:value="128083" calcext:value-type="float">
            <text:p>128083</text:p>
          </table:table-cell>
          <table:table-cell office:value-type="float" office:value="339256" calcext:value-type="float">
            <text:p>339256</text:p>
          </table:table-cell>
          <table:table-cell/>
          <table:table-cell office:value-type="float" office:value="115446" calcext:value-type="float">
            <text:p>115446</text:p>
          </table:table-cell>
          <table:table-cell office:value-type="float" office:value="28267" calcext:value-type="float">
            <text:p>28267</text:p>
          </table:table-cell>
          <table:table-cell office:value-type="float" office:value="87179" calcext:value-type="float">
            <text:p>87179</text:p>
          </table:table-cell>
          <table:table-cell/>
          <table:table-cell office:value-type="float" office:value="120509" calcext:value-type="float">
            <text:p>120509</text:p>
          </table:table-cell>
          <table:table-cell office:value-type="float" office:value="28831" calcext:value-type="float">
            <text:p>28831</text:p>
          </table:table-cell>
          <table:table-cell office:value-type="float" office:value="91678" calcext:value-type="float">
            <text:p>91678</text:p>
          </table:table-cell>
          <table:table-cell/>
          <table:table-cell table:formula="of:=[.M24]/([.E24]+[.I24]+[.M24])" office:value-type="percentage" office:value="0.176945955805008" calcext:value-type="percentage">
            <text:p>17.69%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465543" calcext:value-type="float">
            <text:p>465543</text:p>
          </table:table-cell>
          <table:table-cell office:value-type="float" office:value="130166" calcext:value-type="float">
            <text:p>130166</text:p>
          </table:table-cell>
          <table:table-cell office:value-type="float" office:value="335377" calcext:value-type="float">
            <text:p>335377</text:p>
          </table:table-cell>
          <table:table-cell/>
          <table:table-cell office:value-type="float" office:value="111251" calcext:value-type="float">
            <text:p>111251</text:p>
          </table:table-cell>
          <table:table-cell office:value-type="float" office:value="27065" calcext:value-type="float">
            <text:p>27065</text:p>
          </table:table-cell>
          <table:table-cell office:value-type="float" office:value="84186" calcext:value-type="float">
            <text:p>84186</text:p>
          </table:table-cell>
          <table:table-cell/>
          <table:table-cell office:value-type="float" office:value="121270" calcext:value-type="float">
            <text:p>121270</text:p>
          </table:table-cell>
          <table:table-cell office:value-type="float" office:value="28161" calcext:value-type="float">
            <text:p>28161</text:p>
          </table:table-cell>
          <table:table-cell office:value-type="float" office:value="93109" calcext:value-type="float">
            <text:p>93109</text:p>
          </table:table-cell>
          <table:table-cell/>
          <table:table-cell table:formula="of:=[.M25]/([.E25]+[.I25]+[.M25])" office:value-type="percentage" office:value="0.181615145746208" calcext:value-type="percentage">
            <text:p>18.16%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127532" calcext:value-type="float">
            <text:p>127532</text:p>
          </table:table-cell>
          <table:table-cell office:value-type="float" office:value="127398" calcext:value-type="float">
            <text:p>127398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30875" calcext:value-type="float">
            <text:p>30875</text:p>
          </table:table-cell>
          <table:table-cell office:value-type="float" office:value="30815" calcext:value-type="float">
            <text:p>308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8332" calcext:value-type="float">
            <text:p>28332</text:p>
          </table:table-cell>
          <table:table-cell office:value-type="float" office:value="28280" calcext:value-type="float">
            <text:p>28280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438954" calcext:value-type="float">
            <text:p>438954</text:p>
          </table:table-cell>
          <table:table-cell office:value-type="float" office:value="130961" calcext:value-type="float">
            <text:p>130961</text:p>
          </table:table-cell>
          <table:table-cell office:value-type="float" office:value="307993" calcext:value-type="float">
            <text:p>307993</text:p>
          </table:table-cell>
          <table:table-cell/>
          <table:table-cell office:value-type="float" office:value="114982" calcext:value-type="float">
            <text:p>114982</text:p>
          </table:table-cell>
          <table:table-cell office:value-type="float" office:value="36682" calcext:value-type="float">
            <text:p>36682</text:p>
          </table:table-cell>
          <table:table-cell office:value-type="float" office:value="78300" calcext:value-type="float">
            <text:p>78300</text:p>
          </table:table-cell>
          <table:table-cell/>
          <table:table-cell office:value-type="float" office:value="118383" calcext:value-type="float">
            <text:p>118383</text:p>
          </table:table-cell>
          <table:table-cell office:value-type="float" office:value="32668" calcext:value-type="float">
            <text:p>32668</text:p>
          </table:table-cell>
          <table:table-cell office:value-type="float" office:value="85715" calcext:value-type="float">
            <text:p>85715</text:p>
          </table:table-cell>
          <table:table-cell/>
          <table:table-cell table:formula="of:=[.M27]/([.E27]+[.I27]+[.M27])" office:value-type="percentage" office:value="0.181596498364435" calcext:value-type="percentage">
            <text:p>18.16%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442131" calcext:value-type="float">
            <text:p>442131</text:p>
          </table:table-cell>
          <table:table-cell office:value-type="float" office:value="142382" calcext:value-type="float">
            <text:p>142382</text:p>
          </table:table-cell>
          <table:table-cell office:value-type="float" office:value="299749" calcext:value-type="float">
            <text:p>299749</text:p>
          </table:table-cell>
          <table:table-cell/>
          <table:table-cell office:value-type="float" office:value="108020" calcext:value-type="float">
            <text:p>108020</text:p>
          </table:table-cell>
          <table:table-cell office:value-type="float" office:value="31461" calcext:value-type="float">
            <text:p>31461</text:p>
          </table:table-cell>
          <table:table-cell office:value-type="float" office:value="76559" calcext:value-type="float">
            <text:p>76559</text:p>
          </table:table-cell>
          <table:table-cell/>
          <table:table-cell office:value-type="float" office:value="116648" calcext:value-type="float">
            <text:p>116648</text:p>
          </table:table-cell>
          <table:table-cell office:value-type="float" office:value="31351" calcext:value-type="float">
            <text:p>31351</text:p>
          </table:table-cell>
          <table:table-cell office:value-type="float" office:value="85297" calcext:value-type="float">
            <text:p>85297</text:p>
          </table:table-cell>
          <table:table-cell/>
          <table:table-cell table:formula="of:=[.M28]/([.E28]+[.I28]+[.M28])" office:value-type="percentage" office:value="0.184783527041518" calcext:value-type="percentage">
            <text:p>18.48%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154932" calcext:value-type="float">
            <text:p>154932</text:p>
          </table:table-cell>
          <table:table-cell office:value-type="float" office:value="154784" calcext:value-type="float">
            <text:p>154784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34340" calcext:value-type="float">
            <text:p>34340</text:p>
          </table:table-cell>
          <table:table-cell office:value-type="float" office:value="34283" calcext:value-type="float">
            <text:p>34283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30020" calcext:value-type="float">
            <text:p>30020</text:p>
          </table:table-cell>
          <table:table-cell office:value-type="float" office:value="29967" calcext:value-type="float">
            <text:p>29967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141634" calcext:value-type="float">
            <text:p>141634</text:p>
          </table:table-cell>
          <table:table-cell office:value-type="float" office:value="141514" calcext:value-type="float">
            <text:p>141514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35443" calcext:value-type="float">
            <text:p>35443</text:p>
          </table:table-cell>
          <table:table-cell office:value-type="float" office:value="35374" calcext:value-type="float">
            <text:p>35374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32164" calcext:value-type="float">
            <text:p>32164</text:p>
          </table:table-cell>
          <table:table-cell office:value-type="float" office:value="32092" calcext:value-type="float">
            <text:p>32092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465383" calcext:value-type="float">
            <text:p>465383</text:p>
          </table:table-cell>
          <table:table-cell office:value-type="float" office:value="123527" calcext:value-type="float">
            <text:p>123527</text:p>
          </table:table-cell>
          <table:table-cell office:value-type="float" office:value="341856" calcext:value-type="float">
            <text:p>341856</text:p>
          </table:table-cell>
          <table:table-cell/>
          <table:table-cell office:value-type="float" office:value="113819" calcext:value-type="float">
            <text:p>113819</text:p>
          </table:table-cell>
          <table:table-cell office:value-type="float" office:value="27267" calcext:value-type="float">
            <text:p>27267</text:p>
          </table:table-cell>
          <table:table-cell office:value-type="float" office:value="86552" calcext:value-type="float">
            <text:p>86552</text:p>
          </table:table-cell>
          <table:table-cell/>
          <table:table-cell office:value-type="float" office:value="121811" calcext:value-type="float">
            <text:p>121811</text:p>
          </table:table-cell>
          <table:table-cell office:value-type="float" office:value="29177" calcext:value-type="float">
            <text:p>29177</text:p>
          </table:table-cell>
          <table:table-cell office:value-type="float" office:value="92634" calcext:value-type="float">
            <text:p>92634</text:p>
          </table:table-cell>
          <table:table-cell/>
          <table:table-cell table:formula="of:=[.M31]/([.E31]+[.I31]+[.M31])" office:value-type="percentage" office:value="0.177786051796208" calcext:value-type="percentage">
            <text:p>17.78%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121919" calcext:value-type="float">
            <text:p>121919</text:p>
          </table:table-cell>
          <table:table-cell office:value-type="float" office:value="121782" calcext:value-type="float">
            <text:p>12178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33228" calcext:value-type="float">
            <text:p>33228</text:p>
          </table:table-cell>
          <table:table-cell office:value-type="float" office:value="33172" calcext:value-type="float">
            <text:p>3317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8475" calcext:value-type="float">
            <text:p>28475</text:p>
          </table:table-cell>
          <table:table-cell office:value-type="float" office:value="28453" calcext:value-type="float">
            <text:p>28453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122827" calcext:value-type="float">
            <text:p>122827</text:p>
          </table:table-cell>
          <table:table-cell office:value-type="float" office:value="122690" calcext:value-type="float">
            <text:p>122690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34054" calcext:value-type="float">
            <text:p>34054</text:p>
          </table:table-cell>
          <table:table-cell office:value-type="float" office:value="34008" calcext:value-type="float">
            <text:p>34008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28902" calcext:value-type="float">
            <text:p>28902</text:p>
          </table:table-cell>
          <table:table-cell office:value-type="float" office:value="28837" calcext:value-type="float">
            <text:p>28837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0:ca:94:85:79:6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4"/>
          <table:table-cell table:formula="of:=SUM([.O2:.O33])/16" office:value-type="percentage" office:value="0.182886271621094" calcext:value-type="percentage">
            <text:p>18.29%</text:p>
          </table:table-cell>
        </table:table-row>
        <table:table-row table:style-name="ro1" table:number-rows-repeated="1048539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9T09:00:25.617132978</dc:date>
    <meta:editing-duration>PT2M23S</meta:editing-duration>
    <meta:editing-cycles>1</meta:editing-cycles>
    <meta:document-statistic meta:table-count="1" meta:cell-count="391" meta:object-count="0"/>
    <meta:generator>LibreOffice/5.1.6.2$Linux_X86_64 LibreOffice_project/10m0$Build-2</meta:generator>
  </office:meta>
</office:document-meta>
</file>